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Head:</text:p>
      <text:p text:style-name="Standard"/>
      <text:p text:style-name="Standard"/>
      <text:p text:style-name="P1">A Student Critique on the Movie:</text:p>
      <text:p text:style-name="P1">Revolution - OS</text:p>
      <text:p text:style-name="P1">by J. T. S. Moore</text:p>
      <text:p text:style-name="P1"/>
      <text:p text:style-name="P1"/>
      <text:p text:style-name="P1"/>
      <text:p text:style-name="P1"/>
      <text:p text:style-name="P1">Armani Willis</text:p>
      <text:p text:style-name="P1">Mercy College</text:p>
      <text:p text:style-name="P1"/>
      <text:p text:style-name="P1"/>
      <text:p text:style-name="P1"/>
      <text:p text:style-name="P1"/>
      <text:p text:style-name="P1">Computer Operating Systems</text:p>
      <text:p text:style-name="P1">Angelo Ordonez</text:p>
      <text:p text:style-name="P1">February 8, 2017</text:p>
      <text:p text:style-name="P2"/>
      <text:p text:style-name="P2"><text:soft-page-break/><text:tab/>The main idea of the movie: Revolution OS was to convey the history of the legal arguments </text:p>
      <text:p text:style-name="P2"/>
      <text:p text:style-name="P2">between the owners of key computer systems franchises, and an explanation of why these key systems </text:p>
      <text:p text:style-name="P2"/>
      <text:p text:style-name="P2">are formatted in the way they are today. The presentation of this topic was humorous in tone. The </text:p>
      <text:p text:style-name="P2"/>
      <text:p text:style-name="P2">movie was presented in documentary format, and the subjects that were interviewed presented the </text:p>
      <text:p text:style-name="P2"/>
      <text:p text:style-name="P2">answers to their questions as a serious subject being portrayed in a light manner. The movie itself was </text:p>
      <text:p text:style-name="P2"/>
      <text:p text:style-name="P2">formatted in this way, and the narrator often portrayed accurate renditions of events in ways that </text:p>
      <text:p text:style-name="P2"/>
      <text:p text:style-name="P2">nullified its obvious effects.</text:p>
      <text:p text:style-name="P2"/>
      <text:p text:style-name="P2"><text:tab/>One of the reasons that this movie may have been presented in a humorous tone was to</text:p>
      <text:p text:style-name="P2"/>
      <text:p text:style-name="P2">convey the idea of turning something seemingly monotonous into a business model that produced such</text:p>
      <text:p text:style-name="P2"/>
      <text:p text:style-name="P2">effects as the modern computer era in a way that would appeal to younger audiences. One example was</text:p>
      <text:p text:style-name="P2"/>
      <text:p text:style-name="P2">when the narrator read out the letter from Bill Gates to GNU. The pitch and speed of her voice rose to</text:p>
      <text:p text:style-name="P2"/>
      <text:p text:style-name="P2">indicate the rising temperature of this discussion while simultaneously nullifying its seriousness.</text:p>
      <text:p text:style-name="P2"/>
      <text:p text:style-name="P2"><text:tab/>This documentary made note of many of the silly coincidences in the titles of computer</text:p>
      <text:p text:style-name="P2"/>
      <text:p text:style-name="P2">software we use everyday. One example was when Richard Stallman explains that GNU is a 'recursive</text:p>
      <text:p text:style-name="P2"/>
      <text:p text:style-name="P2">acronym' that stands for 'GNU's Not Unix' (11:40). Later in the movie, Richard Stallman explains the </text:p>
      <text:p text:style-name="P2"/>
      <text:p text:style-name="P2">idea 'copyleft', which is the entitlement left over to the user of a program by the 'copyright' of whoever</text:p>
      <text:p text:style-name="P2"/>
      <text:p text:style-name="P2">wrote the program. It is a very important concept in modern software architecture, it is based on the </text:p>
      <text:p text:style-name="P2"/>
      <text:p text:style-name="P2">principle that something is not owned when it is bought, but rather, it is being borrowed from</text:p>
      <text:p text:style-name="P2"/>
      <text:p text:style-name="P2">whosoever had produced it, and it cuts greatly the amount of bureaucracy that can occur between </text:p>
      <text:p text:style-name="P2"/>
      <text:p text:style-name="P2">programmers and users. </text:p>
      <text:p text:style-name="P2"/>
      <text:p text:style-name="P2"><text:tab/>By not going into specific details about these companies, such as software architecture or </text:p>
      <text:p text:style-name="P2"/>
      <text:p text:style-name="P2">legal transactions, this documentary conveyed key concepts in the foundations of computing in our</text:p>
      <text:p text:style-name="P2"/>
      <text:p text:style-name="P2">history without the complexities behind computer programming. Its presentation of these topics made</text:p>
      <text:p text:style-name="P2"/>
      <text:p text:style-name="P2">it easier for the viewers of this movie to understand the concepts behind these topics and their reason.</text:p>
      <text:p text:style-name="P5"><text:soft-page-break/>References &amp; Citations:</text:p>
      <text:p text:style-name="P4"/>
      <text:p text:style-name="P3">JTS Moore (2001). Revolution OS. Retrieved from <text:a xlink:type="simple" xlink:href="https://www.youtube.com/watch?v=jw8K460vx1c" text:style-name="Internet_20_link" text:visited-style-name="Visited_20_Internet_20_Link">https://www.youtube.com/watch?v=jw8K460vx1c</text:a></text:p>
      <text:p text:style-name="P3"/>
      <text:p text:style-name="P3">Richard Stallman (2012). We're Headed for a Total Disaster. </text:p>
      <text:p text:style-name="P3">Retrieved from RT: <text:a xlink:type="simple" xlink:href="https://www.youtube.com/watch?v=uFMMXRoSxnA" text:style-name="Internet_20_link" text:visited-style-name="Visited_20_Internet_20_Link">https://www.youtube.com/watch?v=uFMMXRoSxnA</text:a> </text:p>
      <text:p text:style-name="P2"/>
      <text:p text:style-name="P2"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141"/>OS Revoltion <text:page-number text:select-page="current">3</text:page-number>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W</meta:initial-creator>
    <meta:creation-date>2017-02-10T14:20:00.38</meta:creation-date>
    <meta:document-statistic meta:table-count="0" meta:image-count="0" meta:object-count="0" meta:page-count="3" meta:paragraph-count="39" meta:word-count="420" meta:character-count="2753"/>
    <dc:date>2017-02-10T19:46:03.56</dc:date>
    <dc:creator>A W</dc:creator>
    <meta:editing-duration>PT6M11S</meta:editing-duration>
    <meta:editing-cycles>1</meta:editing-cycles>
    <meta:generator>OpenOffice/4.1.2$Win32 OpenOffice.org_project/412m3$Build-9782</meta:generator>
  </office:meta>
</office:document-meta>
</file>